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instrukce" style:family="text">
      <style:text-properties style:use-window-font-color="true"/>
    </style:style>
    <style:style style:name="P19" style:parent-style-name="podpis" style:family="paragraph">
      <style:paragraph-properties fo:margin-top="0.3333in"/>
    </style:style>
    <style:style style:name="T20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2/2024<text:bookmark-end text:name="Text14"/></text:p>
            <text:p text:style-name="Normální">KVOP-41648/2024<text:bookmark-end text:name="Text2"/></text:p>
            <text:p text:style-name="Normální"><text:bookmark-start text:name="Text6"/>18. 10. 2024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M<text:bookmark-end text:name="Text7"/>. B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B.,</text:p>
      <text:p text:style-name="Základnítext">dne 16. října 2024 obdržela Kancelář veřejného ochránce práv Vaši žádost o informace. Žádáte o zaslání trestního řádu. Jste na uzavřeném oddíle a nemáte přístup do knihovny.</text:p>
      <text:p text:style-name="Základnítext"><text:span text:style-name="Silné">Dáváme Vám tyto informace</text:span>:</text:p>
      <text:p text:style-name="Základnítext"><text:span text:style-name="T18">Zákon č. 141/1961 Sb., trestní řád, v platném znění.</text:span></text:p>
      <text:p text:style-name="Základnítext">S pozdravem</text:p>
      <text:p text:style-name="Základnítext"/>
      <text:p text:style-name="Základnítext"/>
      <text:p text:style-name="P19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Normální"/>
      <text:p text:style-name="Normální"/>
      <text:p text:style-name="Příloha"/>
      <text:p text:style-name="Příloha">Příloha</text:p>
      <text:p text:style-name="Normální"><text:span text:style-name="T20">trestní řád v platném znění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W432*</text:span></text:p>
        <text:p text:style-name="P12"><text:span text:style-name="T13">KVOPX00EW432</text:span>KVOPX00EW43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11T08:10:00Z</meta:creation-date>
    <dc:date>2024-12-11T08:11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89" meta:character-count="619" meta:row-count="4" meta:non-whitespace-character-count="531"/>
  </office:meta>
</office:document-meta>
</file>